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none" draw:fill="solid" draw:fill-color="#999999" draw:textarea-horizontal-align="center" draw:textarea-vertical-align="middle" loext:decorative="false"/>
    </style:style>
    <style:style style:name="gr2" style:family="graphic" style:parent-style-name="objectwithoutfill">
      <style:graphic-properties draw:stroke="none" svg:stroke-color="#000000" draw:fill="solid" draw:fill-color="#999999" draw:textarea-vertical-align="middle" loext:decorative="false"/>
    </style:style>
    <style:style style:name="gr3" style:family="graphic" style:parent-style-name="standard">
      <style:graphic-properties draw:stroke="none" svg:stroke-color="#000000" draw:fill="solid" draw:fill-color="#999999" draw:textarea-vertical-align="middle" loext:decorative="false"/>
    </style:style>
    <style:style style:name="P1" style:family="paragraph">
      <loext:graphic-properties draw:fill="solid" draw:fill-color="#999999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path draw:style-name="gr1" draw:text-style-name="P1" draw:layer="layout" svg:width="3.368cm" svg:height="4.91cm" svg:x="3.316cm" svg:y="3.139cm" svg:viewBox="0 0 3369 4911" svg:d="M1839 2314c769-118 1511 166 1530 1080s-669 1313-1350 1458c-681 144-1391 40-1826-471-85-130 516-810 600-644 220 441 719 438 1050 422 332-16 1203-188 829-752-374-563-1089-281-1649-333s-1249-571-951-1572c297-1000 1198-1470 1980-1500 781-31 1135 390 1251 839 41 161-650 693-682 451-60-566-1253-820-1808-57-554 763 257 1197 1026 1079z">
          <text:p/>
        </draw:path>
        <draw:path draw:style-name="gr2" draw:text-style-name="P1" draw:layer="layout" svg:width="0.902cm" svg:height="0.661cm" draw:transform="skewX (0.00122173047639598) rotate (-2.1556561591382) translate (6.7527906519274cm 4.0454624998279cm)" svg:viewBox="0 0 903 662" svg:d="M527 644c137-64 329-219 367-367 35-139-27-185-184-243-155-57-351-32-459-4-276 72-309 187-173 370 136 182 313 309 449 244z">
          <text:p/>
        </draw:path>
        <draw:path draw:style-name="gr2" draw:text-style-name="P1" draw:layer="layout" svg:width="0.902cm" svg:height="0.661cm" draw:transform="rotate (-2.15687788961459) translate (4.251624478732cm 6.9516281084625cm)" svg:viewBox="0 0 903 662" svg:d="M527 644c137-64 329-219 367-367 35-139-27-185-184-243-155-57-351-32-459-3-276 72-309 187-173 370 136 181 313 308 449 243z">
          <text:p/>
        </draw:path>
        <draw:path draw:style-name="gr3" draw:text-style-name="P1" draw:layer="layout" svg:width="1.188cm" svg:height="1.68cm" draw:transform="skewX (0.000698131700797736) rotate (-0.386415896391545) translate (4.2554799557722cm 1.4364093638744cm)" svg:viewBox="0 0 1189 1681" svg:d="M1189 231c-14 217-347 1111-888 1438-165 101-429-443-229-661 200-219 458-766 472-927 15-161 659-67 645 150z">
          <text:p/>
        </draw:path>
        <draw:path draw:style-name="gr2" draw:text-style-name="P1" draw:layer="layout" svg:width="0.835cm" svg:height="0.55cm" draw:transform="rotate (-2.15617975791379) translate (4.4539876347359cm 2.5188409679315cm)" svg:viewBox="0 0 836 551" svg:d="M434 549c171-16 339-143 390-250 50-109-64-201-193-255-130-52-268-66-432 3-162 69-262 182-153 322 109 138 217 195 388 180z">
          <text:p/>
        </draw:path>
        <draw:path draw:style-name="gr3" draw:text-style-name="P1" draw:layer="layout" svg:width="1.34cm" svg:height="1.567cm" draw:transform="rotate (0.724486172502846) translate (4.65171468622959cm 2.1313608742842cm)" svg:viewBox="0 0 1341 1568" svg:d="M0 245c-3 172 126 829 562 1268 203 183 932-128 750-331-417-464-427-971-434-1122-6-152-875 13-878 185z">
          <text:p/>
        </draw:path>
        <draw:path draw:style-name="gr2" draw:text-style-name="P1" draw:layer="layout" svg:width="0.902cm" svg:height="0.661cm" draw:transform="rotate (-2.15687788961459) translate (5.52745781206571cm 1.7106281084625cm)" svg:viewBox="0 0 903 662" svg:d="M527 644c137-64 329-219 367-367 35-139-27-185-184-243-155-57-351-32-459-3-276 72-309 187-173 370 136 181 313 308 449 243z">
          <text:p/>
        </draw:path>
        <draw:path draw:style-name="gr2" draw:text-style-name="P1" draw:layer="layout" svg:width="0.835cm" svg:height="0.55cm" draw:transform="rotate (-2.15705242253979) translate (6.69916917510429cm 2.312561342396cm)" svg:viewBox="0 0 836 551" svg:d="M434 549c171-16 339-143 390-251 50-108-64-201-193-254-130-52-269-66-432 3-162 69-262 183-153 322 109 138 217 195 388 180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10cm" fo:page-height="10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5-02-15T13:24:37.831000000</meta:creation-date>
    <dc:date>2025-03-27T14:43:54.518000000</dc:date>
    <meta:editing-duration>PT2M52S</meta:editing-duration>
    <meta:editing-cycles>3</meta:editing-cycles>
    <meta:generator>LibreOffice/24.2.4.2$Windows_X86_64 LibreOffice_project/51a6219feb6075d9a4c46691dcfe0cd9c4fff3c2</meta:generator>
    <meta:document-statistic meta:object-count="8"/>
  </office:meta>
</office:document-meta>
</file>